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1c0" officeooo:paragraph-rsid="000ae1c0"/>
    </style:style>
    <style:style style:name="P2" style:family="paragraph" style:parent-style-name="Standard">
      <style:text-properties officeooo:rsid="000bb0d0" officeooo:paragraph-rsid="000bb0d0"/>
    </style:style>
    <style:style style:name="T1" style:family="text">
      <style:text-properties officeooo:rsid="000bb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É ES</text:span> GNU?</text:p>
      <text:p text:style-name="P1">Quiere decir GNU No es Unix.</text:p>
      <text:p text:style-name="P2"/>
      <text:p text:style-name="P2">INFORMACIÓN</text:p>
      <text:p text:style-name="P2">Open Source Initiati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2:57:52.664868899</meta:creation-date>
    <dc:date>2022-11-11T13:34:46.283431797</dc:date>
    <meta:editing-duration>PT26M23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4" meta:word-count="13" meta:character-count="72" meta:non-whitespace-character-count="63"/>
  </office:meta>
</office:document-meta>
</file>